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a378" officeooo:paragraph-rsid="0017a378"/>
    </style:style>
    <style:style style:name="P2" style:family="paragraph" style:parent-style-name="Standard">
      <style:text-properties officeooo:rsid="0018931e" officeooo:paragraph-rsid="001a3d16"/>
    </style:style>
    <style:style style:name="P3" style:family="paragraph" style:parent-style-name="Standard">
      <style:text-properties officeooo:rsid="001a3d16" officeooo:paragraph-rsid="001a3d16"/>
    </style:style>
    <style:style style:name="P4" style:family="paragraph" style:parent-style-name="Standard">
      <style:text-properties fo:font-size="14pt" fo:font-weight="bold" officeooo:rsid="001a3d16" officeooo:paragraph-rsid="001a3d1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cf15f" officeooo:paragraph-rsid="001cf15f"/>
    </style:style>
    <style:style style:name="P6" style:family="paragraph" style:parent-style-name="Standard" style:list-style-name="L1">
      <style:text-properties officeooo:paragraph-rsid="00241dc7"/>
    </style:style>
    <style:style style:name="P7" style:family="paragraph" style:parent-style-name="Standard" style:list-style-name="L1">
      <style:text-properties officeooo:rsid="0018fe71" officeooo:paragraph-rsid="0018fe71"/>
    </style:style>
    <style:style style:name="P8" style:family="paragraph" style:parent-style-name="Standard" style:list-style-name="L1">
      <style:text-properties officeooo:rsid="001e41a6" officeooo:paragraph-rsid="0018fe71"/>
    </style:style>
    <style:style style:name="P9" style:family="paragraph" style:parent-style-name="Standard" style:list-style-name="L1">
      <style:text-properties officeooo:rsid="001e41a6" officeooo:paragraph-rsid="001e41a6"/>
    </style:style>
    <style:style style:name="P10" style:family="paragraph" style:parent-style-name="Standard" style:list-style-name="L1">
      <style:text-properties officeooo:rsid="001a3d16" officeooo:paragraph-rsid="001a3d16"/>
    </style:style>
    <style:style style:name="P11" style:family="paragraph" style:parent-style-name="Standard" style:list-style-name="L1">
      <style:text-properties officeooo:rsid="001a3d16" officeooo:paragraph-rsid="001e41a6"/>
    </style:style>
    <style:style style:name="P12" style:family="paragraph" style:parent-style-name="Standard" style:list-style-name="L1">
      <style:text-properties officeooo:rsid="001be0b2" officeooo:paragraph-rsid="001be0b2"/>
    </style:style>
    <style:style style:name="P13" style:family="paragraph" style:parent-style-name="Standard" style:list-style-name="L1">
      <style:text-properties officeooo:rsid="001ffc47" officeooo:paragraph-rsid="001ffc47"/>
    </style:style>
    <style:style style:name="P14" style:family="paragraph" style:parent-style-name="Standard" style:list-style-name="L1">
      <style:text-properties officeooo:rsid="001ffc47" officeooo:paragraph-rsid="00241dc7"/>
    </style:style>
    <style:style style:name="P15" style:family="paragraph" style:parent-style-name="Standard" style:list-style-name="L1">
      <style:text-properties officeooo:rsid="00241dc7" officeooo:paragraph-rsid="00241dc7"/>
    </style:style>
    <style:style style:name="P16" style:family="paragraph" style:parent-style-name="Standard" style:list-style-name="L1">
      <style:text-properties officeooo:rsid="002573e5" officeooo:paragraph-rsid="002573e5"/>
    </style:style>
    <style:style style:name="P17" style:family="paragraph" style:parent-style-name="Standard" style:list-style-name="L1">
      <style:text-properties officeooo:rsid="0028fab5" officeooo:paragraph-rsid="0028fab5"/>
    </style:style>
    <style:style style:name="P18" style:family="paragraph">
      <loext:graphic-properties draw:fill="none" draw:fill-color="#ffffff"/>
    </style:style>
    <style:style style:name="T1" style:family="text">
      <style:text-properties officeooo:rsid="001ac503"/>
    </style:style>
    <style:style style:name="T2" style:family="text">
      <style:text-properties officeooo:rsid="001dd179"/>
    </style:style>
    <style:style style:name="T3" style:family="text">
      <style:text-properties officeooo:rsid="001e41a6"/>
    </style:style>
    <style:style style:name="T4" style:family="text">
      <style:text-properties fo:font-weight="bold" officeooo:rsid="001ffc47" style:font-weight-asian="bold" style:font-weight-complex="bold"/>
    </style:style>
    <style:style style:name="T5" style:family="text">
      <style:text-properties officeooo:rsid="0023ac07"/>
    </style:style>
    <style:style style:name="T6" style:family="text">
      <style:text-properties officeooo:rsid="002573e5"/>
    </style:style>
    <style:style style:name="T7" style:family="text">
      <style:text-properties officeooo:rsid="001ffc47"/>
    </style:style>
    <style:style style:name="T8" style:family="text">
      <style:text-properties officeooo:rsid="00263928"/>
    </style:style>
    <style:style style:name="T9" style:family="text">
      <style:text-properties officeooo:rsid="0027550c"/>
    </style:style>
    <style:style style:name="T10" style:family="text">
      <style:text-properties fo:font-size="14pt" style:font-size-asian="12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28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Forme1" draw:style-name="gr1" draw:text-style-name="P18" svg:width="4.213cm" svg:height="2.281cm" svg:x="6.733cm" svg:y="-0.533cm"><draw:text-box><text:p><text:span text:style-name="T10">Attention les dates ne correspondent pas à l’emploi du temps.</text:span></text:p></draw:text-box></draw:frame>RDV 1 : 27/01 à 15h45.</text:p>
      <text:p text:style-name="P1">RDV 2 (client) : 11/02 à 13h00.</text:p>
      <text:p text:style-name="P1">RDV 3 : 26/02 à 10h00.</text:p>
      <text:p text:style-name="P1">Validation : 24/03 à 09h00.</text:p>
      <text:p text:style-name="P1">→ Les ordres de passage seront tirés aléatoirement et affichés sur Chamilo.</text:p>
      <text:p text:style-name="P1"/>
      <text:p text:style-name="P1"/>
      <text:p text:style-name="P4">Fonctionnalités envisagées :</text:p>
      <text:p text:style-name="P3">=&gt;Prise en compte du temps et du personnel qualifié.</text:p>
      <text:p text:style-name="P2"/>
      <text:p text:style-name="P3">Personnel qualifié/non-qualifié : une chaîne ne peut fonctionner que si le nombre d’employés qualifiés <text:span text:style-name="T1">et non qualifiés</text:span> travaille sur la chaîne <text:span text:style-name="T1">(un employé qualifié peut remplacer un employé non qualifié mais pas l’inverse).</text:span></text:p>
      <text:p text:style-name="P2"/>
      <text:p text:style-name="P2"/>
      <text:list xml:id="list3178553589" text:style-name="L1">
        <text:list-item>
          <text:p text:style-name="P8">Gestion des personnels qualifiés</text:p>
          <text:list>
            <text:list-item>
              <text:p text:style-name="P7">attributs : </text:p>
              <text:list>
                <text:list-item>
                  <text:p text:style-name="P7">private String prénom, nom ? <text:span text:style-name="T9">(on fait une classe Client ?)</text:span></text:p>
                </text:list-item>
                <text:list-item>
                  <text:p text:style-name="P17">protected qualification(s) : boolean/int/Chaine → tableau pour plusieurs qualifications (ou bien on met une liste d’employés dans chaque chaîne ?)</text:p>
                </text:list-item>
              </text:list>
            </text:list-item>
            <text:list-item>
              <text:p text:style-name="P7">méthode de Chaine :</text:p>
              <text:list>
                <text:list-item>
                  <text:p text:style-name="P7">public boolean peutFonctionner();</text:p>
                  <text:list>
                    <text:list-item>
                      <text:p text:style-name="P10">retourne un booléen qui indique si la chaine peut fonctionner (si elle a le personnel qualifié / pour le temps nécessaire à son fonctionnement <text:span text:style-name="T8">si on prend en compte le temps)</text:span></text:p>
                    </text:list-item>
                  </text:list>
                </text:list-item>
              </text:list>
            </text:list-item>
            <text:list-item>
              <text:p text:style-name="P9">Si Prise en compte du temps :</text:p>
              <text:list>
                <text:list-item>
                  <text:p text:style-name="P9">attributs :</text:p>
                  <text:list>
                    <text:list-item>
                      <text:p text:style-name="P11">calendrier jours et heures pour prévoir les disponibilités (tableau de booléen ?)</text:p>
                    </text:list-item>
                  </text:list>
                </text:list-item>
              </text:list>
            </text:list-item>
          </text:list>
          <text:p text:style-name="P12"/>
        </text:list-item>
        <text:list-item>
          <text:p text:style-name="P12">Prise en compte du temps</text:p>
          <text:list>
            <text:list-item>
              <text:p text:style-name="P12">Modifier ProgProd pour la prise en compte du temps <text:span text:style-name="T3">pour l’indicateur de commande</text:span> (délai commande dépassé)</text:p>
            </text:list-item>
            <text:list-item>
              <text:p text:style-name="P12">Modifier Élément ?<text:span text:style-name="T3">(attribut temps de livraison : int)</text:span></text:p>
            </text:list-item>
            <text:list-item>
              <text:p text:style-name="P9">Rajouter un attribut de date limite pour les commandes → X <text:span text:style-name="T6">(on ne peut pas car on a actuellement la demande pour chaque élément mais elle n’est pas séparée pour chaque commande) </text:span>=&gt; Rajouter une classe Commandes</text:p>
              <text:list>
                <text:list-item>
                  <text:p text:style-name="P13">attributs :</text:p>
                  <text:list>
                    <text:list-item>
                      <text:p text:style-name="P13">protected quantit<text:span text:style-name="T6">éC</text:span>ommand<text:span text:style-name="T6">é</text:span>e : <text:span text:style-name="T6">int</text:span></text:p>
                    </text:list-item>
                    <text:list-item>
                      <text:p text:style-name="P16">protected dateLimite (Calendrier ou compteur décroissant ?)</text:p>
                    </text:list-item>
                    <text:list-item>
                      <text:p text:style-name="P16">private nomClient : String (Pertinent ?)</text:p>
                    </text:list-item>
                  </text:list>
                </text:list-item>
                <text:list-item>
                  <text:p text:style-name="P13">méthode pour ProgProd :</text:p>
                  <text:list>
                    <text:list-item>
                      <text:p text:style-name="P14">fait défiler le temps <text:span text:style-name="T5">par unité de temps</text:span></text:p>
                    </text:list-item>
                    <text:list-item>
                      <text:p text:style-name="P15">en suivant un calendrier</text:p>
                    </text:list-item>
                    <text:list-item>
                      <text:p text:style-name="P17">met à jour la production restante, les stocks et la durée restante des commandes (quand une commande atteint sa date limite, on déduit des stocks son contenu → que fait-on quand la commande est incomplète ?)</text:p>
                    </text:list-item>
                    <text:list-item>
                      <text:p text:style-name="P6"><text:span text:style-name="T7">(1 unité de temps = 1j, </text:span><text:span text:style-name="T4">1/2j</text:span><text:span text:style-name="T7">, 4h, … ? / Combien d’unité de temps par jour ?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5:51:30.488000000</meta:creation-date>
    <meta:generator>LibreOffice/6.0.7.3$Windows_X86_64 LibreOffice_project/dc89aa7a9eabfd848af146d5086077aeed2ae4a5</meta:generator>
    <dc:date>2020-01-31T11:09:42.896000000</dc:date>
    <meta:editing-duration>PT44M33S</meta:editing-duration>
    <meta:editing-cycles>15</meta:editing-cycles>
    <meta:document-statistic meta:table-count="0" meta:image-count="0" meta:object-count="0" meta:page-count="1" meta:paragraph-count="32" meta:word-count="356" meta:character-count="2004" meta:non-whitespace-character-count="1702"/>
  </office:meta>
</office:document-meta>
</file>